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9cm"/>
    </style:style>
    <style:style style:name="Tableau1.B" style:family="table-column">
      <style:table-column-properties style:column-width="4.71cm"/>
    </style:style>
    <style:style style:name="Tableau1.C" style:family="table-column">
      <style:table-column-properties style:column-width="3.399cm"/>
    </style:style>
    <style:style style:name="Tableau1.D" style:family="table-column">
      <style:table-column-properties style:column-width="3.401cm"/>
    </style:style>
    <style:style style:name="Tableau1.E" style:family="table-column">
      <style:table-column-properties style:column-width="3.41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8pt" officeooo:rsid="0030b27a" officeooo:paragraph-rsid="0030b27a" style:font-size-asian="18pt" style:font-size-complex="18pt"/>
    </style:style>
    <style:style style:name="P2" style:family="paragraph" style:parent-style-name="Standard">
      <style:text-properties officeooo:rsid="0018017d" officeooo:paragraph-rsid="0018017d"/>
    </style:style>
    <style:style style:name="P3" style:family="paragraph" style:parent-style-name="Standard">
      <style:text-properties officeooo:rsid="0019ea05" officeooo:paragraph-rsid="0019ea05"/>
    </style:style>
    <style:style style:name="P4" style:family="paragraph" style:parent-style-name="Standard">
      <style:text-properties officeooo:rsid="001ada38" officeooo:paragraph-rsid="001ada38"/>
    </style:style>
    <style:style style:name="P5" style:family="paragraph" style:parent-style-name="Standard">
      <style:text-properties officeooo:rsid="001b1c22" officeooo:paragraph-rsid="001b1c22"/>
    </style:style>
    <style:style style:name="P6" style:family="paragraph" style:parent-style-name="Standard">
      <style:text-properties officeooo:rsid="001bcd32" officeooo:paragraph-rsid="001bcd32"/>
    </style:style>
    <style:style style:name="P7" style:family="paragraph" style:parent-style-name="Standard">
      <style:text-properties officeooo:rsid="001d9735" officeooo:paragraph-rsid="001bcd32"/>
    </style:style>
    <style:style style:name="P8" style:family="paragraph" style:parent-style-name="Standard">
      <style:text-properties officeooo:rsid="001d9735" officeooo:paragraph-rsid="001d9735"/>
    </style:style>
    <style:style style:name="P9" style:family="paragraph" style:parent-style-name="Standard">
      <style:text-properties officeooo:rsid="001d9735" officeooo:paragraph-rsid="001ef450"/>
    </style:style>
    <style:style style:name="P10" style:family="paragraph" style:parent-style-name="Standard">
      <style:text-properties officeooo:rsid="0020e139" officeooo:paragraph-rsid="0020e139"/>
    </style:style>
    <style:style style:name="P11" style:family="paragraph" style:parent-style-name="Standard">
      <style:text-properties officeooo:rsid="002125b8" officeooo:paragraph-rsid="002125b8"/>
    </style:style>
    <style:style style:name="P12" style:family="paragraph" style:parent-style-name="Standard">
      <style:text-properties officeooo:rsid="001ef450" officeooo:paragraph-rsid="001ef450"/>
    </style:style>
    <style:style style:name="P13" style:family="paragraph" style:parent-style-name="Standard">
      <style:text-properties officeooo:rsid="0024db8b" officeooo:paragraph-rsid="0024db8b"/>
    </style:style>
    <style:style style:name="P14" style:family="paragraph" style:parent-style-name="Standard">
      <style:text-properties officeooo:rsid="00264898" officeooo:paragraph-rsid="00264898"/>
    </style:style>
    <style:style style:name="P15" style:family="paragraph" style:parent-style-name="Standard">
      <style:text-properties officeooo:rsid="00264898" officeooo:paragraph-rsid="0029cd4f"/>
    </style:style>
    <style:style style:name="P16" style:family="paragraph" style:parent-style-name="Standard">
      <style:text-properties officeooo:rsid="0026fafe" officeooo:paragraph-rsid="0028852f"/>
    </style:style>
    <style:style style:name="P17" style:family="paragraph" style:parent-style-name="Standard">
      <style:text-properties officeooo:rsid="0026fafe" officeooo:paragraph-rsid="0030c01b"/>
    </style:style>
    <style:style style:name="P18" style:family="paragraph" style:parent-style-name="Standard">
      <style:text-properties officeooo:rsid="002ee325" officeooo:paragraph-rsid="002ee325"/>
    </style:style>
    <style:style style:name="P19" style:family="paragraph" style:parent-style-name="Standard">
      <style:text-properties officeooo:rsid="002f5704" officeooo:paragraph-rsid="002f5704"/>
    </style:style>
    <style:style style:name="P20" style:family="paragraph" style:parent-style-name="Standard">
      <style:text-properties officeooo:rsid="003048ee" officeooo:paragraph-rsid="003048ee"/>
    </style:style>
    <style:style style:name="P21" style:family="paragraph" style:parent-style-name="Standard">
      <style:text-properties officeooo:paragraph-rsid="003048ee"/>
    </style:style>
    <style:style style:name="P22" style:family="paragraph" style:parent-style-name="Standard">
      <style:text-properties officeooo:rsid="00306c8a" officeooo:paragraph-rsid="003ce51a"/>
    </style:style>
    <style:style style:name="P23" style:family="paragraph" style:parent-style-name="Standard">
      <style:text-properties style:font-name="Liberation Serif" fo:font-size="12pt" officeooo:rsid="002f5704" officeooo:paragraph-rsid="002f5704" style:font-size-asian="12pt" style:font-size-complex="12pt"/>
    </style:style>
    <style:style style:name="P24" style:family="paragraph" style:parent-style-name="Standard">
      <style:text-properties style:font-name="Liberation Serif" officeooo:rsid="002ee325" officeooo:paragraph-rsid="0030c01b"/>
    </style:style>
    <style:style style:name="P25" style:family="paragraph" style:parent-style-name="Standard">
      <style:text-properties officeooo:rsid="0028852f" officeooo:paragraph-rsid="0028852f"/>
    </style:style>
    <style:style style:name="P26" style:family="paragraph" style:parent-style-name="Standard">
      <style:text-properties officeooo:rsid="0036a01e" officeooo:paragraph-rsid="003695c7"/>
    </style:style>
    <style:style style:name="P27" style:family="paragraph" style:parent-style-name="Table_20_Contents">
      <style:text-properties officeooo:rsid="001d9735" officeooo:paragraph-rsid="001d9735"/>
    </style:style>
    <style:style style:name="P28" style:family="paragraph" style:parent-style-name="Table_20_Contents">
      <style:text-properties officeooo:rsid="0029cd4f" officeooo:paragraph-rsid="001d9735"/>
    </style:style>
    <style:style style:name="P29" style:family="paragraph" style:parent-style-name="Standard">
      <style:text-properties officeooo:rsid="003048ee" officeooo:paragraph-rsid="003048ee"/>
    </style:style>
    <style:style style:name="P30" style:family="paragraph" style:parent-style-name="Standard">
      <style:text-properties officeooo:rsid="003e2550" officeooo:paragraph-rsid="003e2550"/>
    </style:style>
    <style:style style:name="P31" style:family="paragraph" style:parent-style-name="Heading_20_1">
      <style:text-properties style:font-name="Liberation Serif" fo:font-size="12pt" fo:font-weight="normal" style:font-size-asian="12pt" style:font-weight-asian="normal" style:font-size-complex="12pt" style:font-weight-complex="normal"/>
    </style:style>
    <style:style style:name="T1" style:family="text">
      <style:text-properties officeooo:rsid="0019ea05"/>
    </style:style>
    <style:style style:name="T2" style:family="text">
      <style:text-properties officeooo:rsid="001b1c22"/>
    </style:style>
    <style:style style:name="T3" style:family="text">
      <style:text-properties officeooo:rsid="001bcd32"/>
    </style:style>
    <style:style style:name="T4" style:family="text">
      <style:text-properties officeooo:rsid="001d9735"/>
    </style:style>
    <style:style style:name="T5" style:family="text">
      <style:text-properties officeooo:rsid="001ef450"/>
    </style:style>
    <style:style style:name="T6" style:family="text">
      <style:text-properties officeooo:rsid="0020e139"/>
    </style:style>
    <style:style style:name="T7" style:family="text">
      <style:text-properties officeooo:rsid="002125b8"/>
    </style:style>
    <style:style style:name="T8" style:family="text">
      <style:text-properties officeooo:rsid="00249b63"/>
    </style:style>
    <style:style style:name="T9" style:family="text">
      <style:text-properties officeooo:rsid="00264898"/>
    </style:style>
    <style:style style:name="T10" style:family="text">
      <style:text-properties officeooo:rsid="0026fafe"/>
    </style:style>
    <style:style style:name="T11" style:family="text">
      <style:text-properties officeooo:rsid="0028852f"/>
    </style:style>
    <style:style style:name="T12" style:family="text">
      <style:text-properties officeooo:rsid="002b67f6"/>
    </style:style>
    <style:style style:name="T13" style:family="text">
      <style:text-properties officeooo:rsid="002bc2f3"/>
    </style:style>
    <style:style style:name="T14" style:family="text">
      <style:text-properties officeooo:rsid="003048ee"/>
    </style:style>
    <style:style style:name="T15" style:family="text">
      <style:text-properties fo:font-variant="normal" fo:text-transform="none" fo:color="#444950" style:text-line-through-style="none" style:text-line-through-type="none" style:font-name="Helvetica" fo:font-size="9.75pt" fo:letter-spacing="normal" fo:font-style="normal" style:text-underline-style="none" fo:font-weight="normal" style:text-blinking="false" fo:background-color="transparent" loext:char-shading-value="0"/>
    </style:style>
    <style:style style:name="T16" style:family="text">
      <style:text-properties officeooo:rsid="00306c8a"/>
    </style:style>
    <style:style style:name="T17" style:family="text">
      <style:text-properties officeooo:rsid="0030b27a"/>
    </style:style>
    <style:style style:name="T18" style:family="text">
      <style:text-properties officeooo:rsid="0030c01b"/>
    </style:style>
    <style:style style:name="T19" style:family="text">
      <style:text-properties officeooo:rsid="0031e2de"/>
    </style:style>
    <style:style style:name="T20" style:family="text">
      <style:text-properties officeooo:rsid="003695c7"/>
    </style:style>
    <style:style style:name="T21" style:family="text">
      <style:text-properties officeooo:rsid="003b1176"/>
    </style:style>
    <style:style style:name="T22" style:family="text">
      <style:text-properties officeooo:rsid="003bb8f5"/>
    </style:style>
    <style:style style:name="T23" style:family="text">
      <style:text-properties officeooo:rsid="003ce5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R</text:span>apport de projet <text:span text:style-name="T13">sur la</text:span> gestion des abonnements de clients à la connexion internet comprend les classes suivantes :</text:p>
      <text:p text:style-name="P2"/>
      <text:p text:style-name="P2">1/Une classe mère <text:s/><text:span text:style-name="T1">Client décrivant l’objet client <text:s/>a comme attributs : numéro du client son numéro de téléphone son adresse de type Adresse  (pour cela on a crée la classe Adresse qui comporte les informations : 3 attributs (numéro de la rue , nom de la rue , code poste ,la ville ) un constructeur , les méthodes d’instance :« toString » et « afficher »). De plus les méthodes de la classe client : un constructeur , getters et setters et les méthodes d’instances toString et afficher.</text:span></text:p>
      <text:p text:style-name="P2"/>
      <text:p text:style-name="P4">Deux autres classe<text:span text:style-name="T3">s</text:span> qui hérite<text:span text:style-name="T3">nt</text:span> de la classe Client :</text:p>
      <text:p text:style-name="P4"/>
      <text:p text:style-name="P4">1.1/Classe Individu décrivant une personne physique a<text:span text:style-name="T13">yant </text:span>comme attributs:nom de l’individu ,son prénom , sa date de naissance de type date , un numéro de pièce d’identité ; un constructeur les getters et setters méthodes d’instances :toString et afficher </text:p>
      <text:p text:style-name="P4"/>
      <text:p text:style-name="P4">1.2/ Classe Société décrivant une personne morale comporte les attributs suivants : une raison sociale , numéro raison sociale , un constructeur , getters et setters , les méthodes d’instance toString et afficher.</text:p>
      <text:p text:style-name="P4"/>
      <text:p text:style-name="P4"/>
      <text:p text:style-name="P4">2/Classe mère abonnement comportant les informations suivantes : </text:p>
      <text:p text:style-name="P4">attributs : date de début de connexion <text:span text:style-name="T23">(</text:span>de type date <text:span text:style-name="T23">)</text:span>de l’abonnement , date fin de connexion de type date , date dernier paiement de type date et une catégorie de l’abonnement de type Catégorie. pour cela on a créer une autre <text:span text:style-name="T23">énumération </text:span><text:s/>Catégorie qui comporte les informations suivantes : les attributs : la durée , le tarif , le débit (a trois valeurs possibles : 256K,512K,1M,2M comme le nombre de valeurs qu’un débit peut prendre est limité on a utilisé une énumération Débit comportant les valeurs citées auparavant <text:s/>) , le type de la Catégorie de type « Type » (a trois valeurs possibles :<text:span text:style-name="T2">Ethernet , USB,WIFI comme le nombre de valeurs qu’un type peut prendre est limité on a utilisé une énumération Type).</text:span></text:p>
      <text:p text:style-name="P22">Pour répondre aux exigences de la dernière question on a crée deux méthodes d’instance :</text:p>
      <text:p text:style-name="P22">relancer, qui rajoute un abonnement <text:span text:style-name="T22">dont le client </text:span>s’est débarrassé de ses dettes dans la structure qui contient les abonnement <text:span text:style-name="T22">dont les clients sont </text:span>actifs <text:s/>seulement elle réinitialise les dates (date dernier paiement , date <text:span text:style-name="T22">début</text:span> de connexion , date fin de connexion) .</text:p>
      <text:p text:style-name="P22"><text:span text:style-name="T23">De plus la méthode </text:span>Dette, qui cherche le client qui souhaite se débarrassé de ses dettes et le <text:span text:style-name="T23">retourné</text:span> .</text:p>
      <text:p text:style-name="P22"/>
      <text:p text:style-name="P6">Remarques : </text:p>
      <text:p text:style-name="P6">*la date de début de connexion est égale a la date de dernier paiement car on a considéré que la connexion est lancer au moment du paiement .</text:p>
      <text:p text:style-name="P6">*la date de fin de connexion = date début de connexion+durée +31(jours) .</text:p>
      <text:p text:style-name="P6"/>
      <text:p text:style-name="P6">Les méthodes : un constructeur ,toString ,afficher et <text:s/>deux méthodes d’instances « «résilié » et « retard », la méthode « retard » <text:span text:style-name="T10">nous</text:span> informe si <text:span text:style-name="T22">le client de </text:span>l’abonnement est en retard <text:span text:style-name="T22">de paiement </text:span>ou <text:span text:style-name="T10">pas</text:span> . La méthode résilié informe si <text:span text:style-name="T22">le contrat </text:span><text:s/><text:span text:style-name="T22">de </text:span>l’abonnement est résili<text:span text:style-name="T22">é </text:span><text:s/>ou <text:span text:style-name="T10">pas</text:span> le schéma suivant va nous illustrer quand est ce qu’on peut dire qu’un client est actif , en retard ou résilié :</text:p>
      <text:p text:style-name="P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7">Etat</text:p>
          </table:table-cell>
          <table:table-cell table:style-name="Tableau1.A1" office:value-type="string">
            <text:p text:style-name="P27">actif</text:p>
          </table:table-cell>
          <table:table-cell table:style-name="Tableau1.A1" office:value-type="string">
            <text:p text:style-name="Table_20_Contents">R<text:span text:style-name="T4">etard avec connexion</text:span></text:p>
          </table:table-cell>
          <table:table-cell table:style-name="Tableau1.A1" office:value-type="string">
            <text:p text:style-name="P27">Retard sans connexion</text:p>
          </table:table-cell>
          <table:table-cell table:style-name="Tableau1.E1" office:value-type="string">
            <text:p text:style-name="P28">résilié</text:p>
          </table:table-cell>
        </table:table-row>
        <table:table-row>
          <table:table-cell table:style-name="Tableau1.A2" office:value-type="string">
            <text:p text:style-name="P27">l’intervale</text:p>
          </table:table-cell>
          <table:table-cell table:style-name="Tableau1.A2" office:value-type="string">
            <text:p text:style-name="P27">Date dernier <text:soft-page-break/>paiement+durée</text:p>
          </table:table-cell>
          <table:table-cell table:style-name="Tableau1.A2" office:value-type="string">
            <text:p text:style-name="P27">+1j <text:s text:c="14"/>+30 j <text:s text:c="2"/></text:p>
          </table:table-cell>
          <table:table-cell table:style-name="Tableau1.A2" office:value-type="string">
            <text:p text:style-name="P27">+31j <text:s text:c="12"/>+<text:span text:style-name="T8">90</text:span>j</text:p>
          </table:table-cell>
          <table:table-cell table:style-name="Tableau1.E2" office:value-type="string">
            <text:p text:style-name="P27">+<text:span text:style-name="T8">91</text:span>j <text:span text:style-name="T8">&gt;=</text:span></text:p>
          </table:table-cell>
        </table:table-row>
      </table:table>
      <text:p text:style-name="P7"/>
      <text:p text:style-name="P8">Actif : le client est dit actif si la date <text:span text:style-name="T10">du </text:span>dernier paiement +durée date actuelle <text:span text:style-name="T8">&gt;date actuelle</text:span>.</text:p>
      <text:p text:style-name="P8">Retard : le client est en retard de paiement si la date de dernier paiement+durée +1 &gt; date actuelle .</text:p>
      <text:p text:style-name="P8">Résilié : le client est résilié si la date de dernier paiement +durée +31&gt;date actuelle .</text:p>
      <text:p text:style-name="P13">La date du dernier paiement est inférieure ou égale a la date actuelle , <text:span text:style-name="T13">par </text:span>conséquent on va limiter l’utilisateur de l’application dans la saisie de la date de dernier <text:s/>paiement .</text:p>
      <text:p text:style-name="P6"/>
      <text:p text:style-name="P8">Remarque :</text:p>
      <text:p text:style-name="P9">tou<text:span text:style-name="T5">s</text:span> les attribut<text:span text:style-name="T9">s</text:span> de type date ont nécessité<text:span text:style-name="T5">s la création de la classe Date qui contient les informations suivantes : les attributs : le jour , le mois , l’année , un constructeur ,les getters et setters , les méthodes d’instance : afficher et toString , une méthode comparer pour comparer entre deux dates .</text:span></text:p>
      <text:p text:style-name="P12">on a eu besoin de la méthode comparer date au niveau des méthodes retard et résilier la (comparaison entre la date actuelle et les autres dates ). la méthode verifierDate qui vérifie si la date introduite est correcte , on a eu besoin de cette méthode au niveau de l’insertion des dates pour que l’utilisateur introduise que des dates correctes .une méthode ajoutJour qui corrige une date après avoir ajouter les jours a cette date on eu besoin de cette méthode au niveau des méthodes retard et résilié.<text:span text:style-name="T21">De plus la méthode dateActuelle qui retourne la date actuelle , on a eu besoin de cette méthode dans les méthodes résilié et retard .</text:span></text:p>
      <text:p text:style-name="P9"/>
      <text:p text:style-name="P4"/>
      <text:p text:style-name="P5">*Deux classes filles qui héritent de la classe Abonnement :</text:p>
      <text:p text:style-name="P5"/>
      <text:p text:style-name="P5">2.<text:span text:style-name="T6">1</text:span>/<text:span text:style-name="T6">Classe Professionnel qui hérite de la classe abonnement , elle a en plus des informations de l’abonnement un attribut client de type Client (dans un objet abonnement professionnel donné on trouve un seul objet de type Individu) <text:s text:c="2"/>. les méthodes : constructeur(avec et sans paramètres) ,toString , getters ,setters et la méthode afficher .</text:span></text:p>
      <text:p text:style-name="P5"/>
      <text:p text:style-name="P10">2.2/Classe Résidentiel hérite de la Classe Abonnement , elle a en plus des informations de l’Abonnement un attribut client_res de type Individu (dans un objet abonnement Résidentiel donné on trouve un seul objet <text:span text:style-name="T7">de type Societe </text:span>) <text:s text:c="2"/>. les méthodes : constructeur(avec et sans paramètres) ,toString ,<text:span text:style-name="T7">getters et setters,</text:span> afficher .</text:p>
      <text:p text:style-name="P10"/>
      <text:p text:style-name="P11">Remarques :</text:p>
      <text:p text:style-name="P11">*La méthode toString, retourne un texte décrivant l’objet instancié .</text:p>
      <text:p text:style-name="P11">*La méthode afficher ,affiche un message décrivant l’objet instancié .</text:p>
      <text:p text:style-name="P11"/>
      <text:p text:style-name="P11"><text:s text:c="47"/>***Programme Principale***</text:p>
      <text:p text:style-name="P11"/>
      <text:p text:style-name="P14">Notre programme principale utilise toutes les classes que nous avons crée auparavant avec leurs attributs et méthodes.</text:p>
      <text:p text:style-name="P14">A l’entrée de l’application les données ne sont pas encore saisies ,de ce fait on affichera un message </text:p>
      <text:p text:style-name="P15">qui informe l’utilisateur <text:span text:style-name="T10">pour introduire </text:span>les données qui sont les « abonnements », pour cela on a utilisé <text:span text:style-name="T11">deux </text:span><text:s/>structure<text:span text:style-name="T11">s</text:span> de données « vector » qui v<text:span text:style-name="T11">ont</text:span> regrouper tous les abonnements<text:span text:style-name="T11">(résidentiels , professionnels )</text:span> rajoutés au fil du temps<text:span text:style-name="T11"> , la premier structure contient que les abonnements professionnels et la 2eme contient que les abonnements résidentiels </text:span>. <text:span text:style-name="T10">La saisie de toutes les informations de chaque abonnement est faite au clavier ,on doit introduire toutes les informations de </text:span><text:soft-page-break/><text:span text:style-name="T10">tous les objets ou/et attributs composants <text:s/>l’objet de type abonnement un par un <text:s/>ensuite on rajoute l’objet abonnement construit dans la structure correspondante .</text:span></text:p>
      <text:p text:style-name="P17">Il existe <text:span text:style-name="T12">éventuellement </text:span>parmi les abonnements rajoutés, des clients qui sont en retard de paiements ,d’autre<text:span text:style-name="T20">s</text:span> <text:span text:style-name="T20">dont le contrat est </text:span><text:s/>résilié ,<text:span text:style-name="T11"> l’affichage de ces derniers nécessite le parcourt des <text:s/>deux structures abonnement (résidentiel et professionnel) et <text:s/>un <text:s/>test de tous les abonnements de la structure un par un <text:s/>tout en appelant la méthode « retard » si l’abonnement est en retard on l’affiche sinon on passe au prochain abonnement jusqu’à la fin de la structure. On fait la même chose pour l’affichage des abonnements dont le contrat est résilié . En parcourant les deux structures <text:s/>on extrait les abonnements dont les clients sont en retard de paiement et d’autres dont le contrat est <text:s/>résilié et on les classe dans une autre structure de données , on met les abonnements dont les clients sont en retard de paiement dans une structure et les abonnements dont le contrat est <text:s/>résilié dans une autre structure. </text:span></text:p>
      <text:p text:style-name="P24"/>
      <text:h text:style-name="P31" text:outline-level="1">Pour les abonn<text:span text:style-name="T19">és dont le contrat a été </text:span><text:s text:c="2"/>résilié et souhaitent <text:span text:style-name="T18">se</text:span> réabonner, on demande <text:span text:style-name="T18">à</text:span> l’utilisateur d’introduire le numéro du client, ensuite <text:s/><text:span text:style-name="T18">on</text:span> utilise la méthode <text:span text:style-name="T14">dette qui a comme paramètre d’entrer le numéro du client et la structure qui contient uniquement les clients qui sont résiliés cette méthode <text:s/></text:span><text:s/>renvoie l’abonnement du client <text:span text:style-name="T14">qui n’est plus résilié et qui a payé ses dettes ensuite on appelle </text:span><text:s/>la méthode relancer pour restaurer la structure correspondante . <text:span text:style-name="T14">On fait de même pour les abonnés qui sont en retard de paiement et qui souhaitent se débarrasser de leurs dettes.</text:span></text:h>
      <text:p text:style-name="P23"/>
      <text:p text:style-name="P19">Finalement on affiche la liste des abonnements (résidentiel et professionnel) actif<text:span text:style-name="T16">s </text:span>.</text:p>
      <text:p text:style-name="P19"/>
      <text:p text:style-name="P26"/>
      <text:p text:style-name="P19"/>
      <text:p text:style-name="P19">*******************************************************************************</text:p>
      <text:p text:style-name="P20">Binômes :</text:p>
      <text:p text:style-name="P20"/>
      <text:p text:style-name="P21"><text:span text:style-name="T14">etu1 : TOUABTI Mohamed <text:s/></text:span><text:span text:style-name="T15">171732028255 </text:span></text:p>
      <text:p text:style-name="P20">etu2 : SEDDIKI tesnyme 171731077659</text:p>
      <text:p text:style-name="P20"/>
      <text:p text:style-name="P20">Adresse <text:span text:style-name="T16">E-mail</text:span> : <text:a xlink:type="simple" xlink:href="mailto:seddikitesnyme@gmail.com" text:style-name="Internet_20_link" text:visited-style-name="Visited_20_Internet_20_Link">seddikitesnyme@gmail.com</text:a></text:p>
      <text:p text:style-name="P20"/>
      <text:p text:style-name="P30">pour la répartition <text:s/>des taches : nous avons <text:s/>discuté tous les points ensemble avant de l’exécution de la procédure . <text:s/></text:p>
      <text:p text:style-name="P18"/>
      <text:p text:style-name="P16"/>
      <text:p text:style-name="P16"/>
      <text:p text:style-name="P16"/>
      <text:p text:style-name="P16"/>
      <text:p text:style-name="P16"/>
      <text:p text:style-name="P25"><text:s/></text:p>
      <text:p text:style-name="P16"/>
      <text:p text:style-name="P4"><text:s/></text:p>
      <text:p text:style-name="P4"/>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8pt" officeooo:rsid="0030b27a" officeooo:paragraph-rsid="0030b27a"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pport de proj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2:51:39.982000000</meta:creation-date>
    <dc:date>2019-07-13T21:44:48.047000000</dc:date>
    <meta:editing-duration>PT3H49M2S</meta:editing-duration>
    <meta:editing-cycles>12</meta:editing-cycles>
    <meta:generator>LibreOffice/6.0.6.2$Windows_X86_64 LibreOffice_project/0c292870b25a325b5ed35f6b45599d2ea4458e77</meta:generator>
    <meta:document-statistic meta:table-count="1" meta:image-count="0" meta:object-count="0" meta:page-count="3" meta:paragraph-count="53" meta:word-count="1369" meta:character-count="8329" meta:non-whitespace-character-count="6891"/>
  </office:meta>
</office:document-meta>
</file>